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9a05" officeooo:paragraph-rsid="00059a05"/>
    </style:style>
    <style:style style:name="P2" style:family="paragraph" style:parent-style-name="Standard">
      <style:text-properties officeooo:rsid="00086d59" officeooo:paragraph-rsid="00086d59"/>
    </style:style>
    <style:style style:name="P3" style:family="paragraph" style:parent-style-name="Standard">
      <style:text-properties officeooo:rsid="0009372a" officeooo:paragraph-rsid="0009372a"/>
    </style:style>
    <style:style style:name="P4" style:family="paragraph" style:parent-style-name="Standard">
      <style:text-properties officeooo:rsid="000afe47" officeooo:paragraph-rsid="000afe47"/>
    </style:style>
    <style:style style:name="P5" style:family="paragraph" style:parent-style-name="Standard">
      <style:text-properties officeooo:rsid="000b36e4" officeooo:paragraph-rsid="000b36e4"/>
    </style:style>
    <style:style style:name="P6" style:family="paragraph" style:parent-style-name="Standard">
      <style:text-properties officeooo:rsid="000bc61b" officeooo:paragraph-rsid="000bc61b"/>
    </style:style>
    <style:style style:name="T1" style:family="text">
      <style:text-properties officeooo:rsid="000767eb"/>
    </style:style>
    <style:style style:name="T2" style:family="text">
      <style:text-properties officeooo:rsid="000b36e4"/>
    </style:style>
    <style:style style:name="T3" style:family="text">
      <style:text-properties officeooo:rsid="000bc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as del vídeo:</text:p>
      <text:p text:style-name="P1">1. No, Paloma no tiene ganas de ir la fiesta porque ella prefiere va a la fiesta de Eduardo esta fin de semana porque <text:span text:style-name="T1">cree que gusta (¿yo vomos al sin?)</text:span></text:p>
      <text:p text:style-name="P2"/>
      <text:p text:style-name="P2">2. Las fiestas de Eduaros siempre son muy buenas.</text:p>
      <text:p text:style-name="P2"/>
      <text:p text:style-name="P3">3. Palmoma quiere entrar en la tienda porque hay rebajas en la tienda y quiere comprar las ropas.</text:p>
      <text:p text:style-name="P3"/>
      <text:p text:style-name="P3">4. Paloma tiene que comprar los jeans.</text:p>
      <text:p text:style-name="P4"/>
      <text:p text:style-name="P4">5. <text:span text:style-name="T2">No, José Miguel no tiene ganas de ir de compras.</text:span></text:p>
      <text:p text:style-name="P3"/>
      <text:p text:style-name="P3"><text:span text:style-name="T3">6</text:span>. <text:span text:style-name="T2">Las camisas</text:span> cuesta<text:span text:style-name="T2">n cuarenta.</text:span></text:p>
      <text:p text:style-name="P3"/>
      <text:p text:style-name="P3"><text:span text:style-name="T3">7</text:span>. <text:s/><text:span text:style-name="T2">Las camisas son de algodónes. y es verde y roja y amarilla y azul.</text:span></text:p>
      <text:p text:style-name="P3"/>
      <text:p text:style-name="P5"><text:span text:style-name="T3">8</text:span>. <text:span text:style-name="T3">José Miguel usa talla treinta y ocho.</text:span></text:p>
      <text:p text:style-name="P5"/>
      <text:p text:style-name="P6">9. José Miguel va a probar los pantalones.</text:p>
      <text:p text:style-name="P6"/>
      <text:p text:style-name="P6">10. Paloma tiene que ir a sus cla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2:45:27.694882000</meta:creation-date>
    <dc:date>2016-09-27T15:41:25.534196000</dc:date>
    <meta:editing-duration>PT1H13M50S</meta:editing-duration>
    <meta:editing-cycles>2</meta:editing-cycles>
    <meta:generator>LibreOffice/5.2.1.2$MacOSX_X86_64 LibreOffice_project/31dd62db80d4e60af04904455ec9c9219178d620</meta:generator>
    <meta:document-statistic meta:table-count="0" meta:image-count="0" meta:object-count="0" meta:page-count="1" meta:paragraph-count="11" meta:word-count="123" meta:character-count="628" meta:non-whitespace-character-count="515"/>
  </office:meta>
</office:document-meta>
</file>